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 Marc Andreessen, the creator of Mosaic (the first widely used Web browser), claimed in his 2012 interview with <text:span text:style-name="T1">wired</text:span><text:span text:style-name="T1"><text:note text:id="ftn0" text:note-class="footnote"><text:note-citation>1</text:note-citation><text:note-body><text:p text:style-name="Footnote">http://www.forbes.com/sites/anthonykosner/2012/04/22/always-early-marc-andreessens-five-big-ideas-that-have-shaped-the-internet/</text:p></text:note-body></text:note></text:span>, “everything will be social”, he is indeed insightful. Not only does people see a great boom in different social media sites to connect friends together, for tasks like programming, social media sites can help as well. Github is one of these sites (in fact the largest one so far) that brings programmers together and makes group projects easier to accomplish.</text:p>
      <text:p text:style-name="Standard"/>
      <text:p text:style-name="Standard">What is GitHub</text:p>
      <text:p text:style-name="Standard">GitHub is a storage space for collaborative works (usually software codes). It is based on a distributed version control system called git. What git does is it enables users to track the different versions of their products and to merge desirable features if needed. </text:p>
      <text:p text:style-name="Standard"/>
      <text:p text:style-name="Standard">Here are some commands that are usually used:</text:p>
      <text:p text:style-name="Standard">// consult the tutorial to do a demo mysel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20:23:02</meta:creation-date>
    <dc:date>2013-12-07T21:31:58</dc:date>
    <meta:editing-duration>PT43M46S</meta:editing-duration>
    <meta:editing-cycles>12</meta:editing-cycles>
    <meta:generator>LibreOffice/3.5$Linux_X86_64 LibreOffice_project/350m1$Build-2</meta:generator>
    <meta:document-statistic meta:table-count="0" meta:image-count="0" meta:object-count="0" meta:page-count="1" meta:paragraph-count="6" meta:word-count="147" meta:character-count="978" meta:non-whitespace-character-count="838"/>
  </office:meta>
</office:document-meta>
</file>